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0e485" officeooo:paragraph-rsid="0020e485"/>
    </style:style>
    <style:style style:name="P2" style:family="paragraph" style:parent-style-name="Text_20_body">
      <style:paragraph-properties fo:text-align="start" style:justify-single-word="false"/>
      <style:text-properties officeooo:paragraph-rsid="0020e485"/>
    </style:style>
    <style:style style:name="T1" style:family="text">
      <style:text-properties officeooo:rsid="0020e48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0e485" style:font-size-asian="14pt" style:font-size-complex="14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ll Over Beethoven</text:h>
      <text:h text:style-name="Heading_20_3" text:outline-level="3">Gonna write a little letter, gonna mail it to my local DJ</text:h>
      <text:p text:style-name="P2">Well, it's a jumpin' little record I want my jockey to play</text:p>
      <text:p text:style-name="P2">Roll over Beethoven, gotta hear it again today</text:p>
      <text:h text:style-name="Heading_20_3" text:outline-level="3">You know, my temperature's risin<text:span text:style-name="T1">g</text:span>, <text:span text:style-name="T4">need a shot of rhythm and blues</text:span></text:h>
      <text:p text:style-name="P2">Well, my heart' beatin<text:span text:style-name="T1">s </text:span>a rhythm, s<text:span text:style-name="T1">inging </text:span>out <text:span text:style-name="T1">the</text:span> rhythm and blues</text:p>
      <text:p text:style-name="P2">Roll over Beethoven, rockin' in two by two</text:p>
      <text:h text:style-name="Heading_20_3" text:outline-level="3">Well, if you feel and like it</text:h>
      <text:p text:style-name="P2">Go get your lover and reel and rock it</text:p>
      <text:p text:style-name="P2">Roll it over and move on up now</text:p>
      <text:p text:style-name="P2"><text:span text:style-name="T1">Run</text:span> for cover and reel and rock <text:span text:style-name="T1">with one another</text:span></text:p>
      <text:p text:style-name="P2">Roll over Beethoven, tell Tchaikovsky the news</text:p>
      <text:h text:style-name="Heading_20_3" text:outline-level="3">Well, early in the mornin<text:span text:style-name="T1">g</text:span><text:span text:style-name="T2"> I'm a-givin</text:span><text:span text:style-name="T3">g</text:span><text:span text:style-name="T2"> you the warnin</text:span><text:span text:style-name="T3">g</text:span></text:h>
      <text:p text:style-name="P2">Don't you step on my blue suede shoes</text:p>
      <text:p text:style-name="P2">Hey, diddle diddle, gonna play my fiddle</text:p>
      <text:p text:style-name="P2">I ain't got nothin' to lose</text:p>
      <text:p text:style-name="P2">Roll over Beethoven, tell Tchaikovsky the news</text:p>
      <text:h text:style-name="Heading_20_3" text:outline-level="3">Well, she wiggles like a glow-worm, </text:h>
      <text:p text:style-name="P2">she dances like a spinnin' top</text:p>
      <text:p text:style-name="P2">Yeah, she got a crazy partner, you should have seen her reel and rock</text:p>
      <text:p text:style-name="P2">Long as she got a dime, the music will never stop</text:p>
      <text:h text:style-name="Heading_20_3" text:outline-level="3">Well, if you feel and like it</text:h>
      <text:p text:style-name="P2">Go get your lover and reel and rock it</text:p>
      <text:p text:style-name="P2">Roll it over and move on up now</text:p>
      <text:p text:style-name="P2"><text:span text:style-name="T1">Run</text:span> for cover and reel and rock <text:span text:style-name="T1">with one another</text:span></text:p>
      <text:p text:style-name="P2">Roll over Beethoven, dig<text:span text:style-name="T1">ging at</text:span> these rhythm and blues</text:p>
      <text:p text:style-name="P2"/>
      <text:p text:style-name="P2">Roll over Beethoven, roll over Beethoven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2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0:30:58.768774739</meta:creation-date>
    <dc:title>SongSheet</dc:title>
    <meta:editing-cycles>2</meta:editing-cycles>
    <meta:generator>LibreOffice/7.6.4.1$MacOSX_AARCH64 LibreOffice_project/e19e193f88cd6c0525a17fb7a176ed8e6a3e2aa1</meta:generator>
    <meta:editing-duration>PT6M8S</meta:editing-duration>
    <dc:date>2025-04-19T10:37:07.099619963</dc:date>
    <meta:document-statistic meta:table-count="0" meta:image-count="0" meta:object-count="0" meta:page-count="1" meta:paragraph-count="27" meta:word-count="232" meta:character-count="1179" meta:non-whitespace-character-count="973"/>
    <meta:template xlink:type="simple" xlink:actuate="onRequest" xlink:title="SongSheet" xlink:href="../../../../Library/Application%20Support/LibreOffice/4/user/template/SongSheet.ott" meta:date="2025-04-19T10:30:58.681500266"/>
  </office:meta>
</office:document-meta>
</file>